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f8e7"/>
    </style:style>
    <style:style style:name="P2" style:family="paragraph" style:parent-style-name="Preformatted_20_Text">
      <style:text-properties style:font-name="DejaVu Sans" fo:font-size="12pt" officeooo:paragraph-rsid="000df8e7" style:font-size-asian="12pt" style:font-size-complex="12pt"/>
    </style:style>
    <style:style style:name="P3" style:family="paragraph" style:parent-style-name="Preformatted_20_Text">
      <style:text-properties style:font-name="DejaVu Sans" officeooo:rsid="000df8e7" officeooo:paragraph-rsid="000df8e7"/>
    </style:style>
    <style:style style:name="P4" style:family="paragraph" style:parent-style-name="Preformatted_20_Text">
      <style:text-properties style:font-name="DejaVu Sans" officeooo:paragraph-rsid="000f1248"/>
    </style:style>
    <style:style style:name="P5" style:family="paragraph" style:parent-style-name="Preformatted_20_Text">
      <style:text-properties style:font-name="DejaVu Sans" fo:font-weight="bold" officeooo:rsid="000f1248" officeooo:paragraph-rsid="000f1248" style:font-weight-asian="bold" style:font-weight-complex="bold"/>
    </style:style>
    <style:style style:name="P6" style:family="paragraph" style:parent-style-name="Preformatted_20_Text">
      <style:text-properties officeooo:rsid="000f1248" officeooo:paragraph-rsid="000f1248"/>
    </style:style>
    <style:style style:name="P7" style:family="paragraph" style:parent-style-name="Standard">
      <style:text-properties style:font-name="DejaVu Sans" fo:font-size="12pt" officeooo:rsid="000df8e7" officeooo:paragraph-rsid="000df8e7" style:font-size-asian="12pt" style:font-size-complex="12pt"/>
    </style:style>
    <style:style style:name="P8" style:family="paragraph" style:parent-style-name="Standard">
      <style:text-properties style:font-name="DejaVu Sans" fo:font-size="12pt" officeooo:paragraph-rsid="000df8e7" style:font-size-asian="12pt" style:font-size-complex="12pt"/>
    </style:style>
    <style:style style:name="T1" style:family="text">
      <style:text-properties officeooo:rsid="000df8e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df8e7" style:font-size-asian="12pt" style:font-size-complex="12pt"/>
    </style:style>
    <style:style style:name="T4" style:family="text">
      <style:text-properties fo:font-size="12pt" officeooo:rsid="000f1248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df8e7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0f1248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df8e7" style:font-weight-asian="bold" style:font-weight-complex="bold"/>
    </style:style>
    <style:style style:name="T12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" fo:font-size="12pt" fo:font-weight="bold" officeooo:rsid="000df8e7" style:font-size-asian="12pt" style:font-weight-asian="bold" style:font-size-complex="12pt" style:font-weight-complex="bold"/>
    </style:style>
    <style:style style:name="T14" style:family="text">
      <style:text-properties style:font-name="DejaVu Sans" fo:font-size="12pt" fo:font-weight="bold" officeooo:rsid="000f1248" style:font-size-asian="12pt" style:font-weight-asian="bold" style:font-size-complex="12pt" style:font-weight-complex="bold"/>
    </style:style>
    <style:style style:name="T15" style:family="text">
      <style:text-properties style:font-name="DejaVu Sans" fo:font-size="12pt" style:font-size-asian="12pt" style:font-size-complex="12pt"/>
    </style:style>
    <style:style style:name="T16" style:family="text">
      <style:text-properties style:font-name="DejaVu Sans" fo:font-size="12pt" officeooo:rsid="000df8e7" style:font-size-asian="12pt" style:font-size-complex="12pt"/>
    </style:style>
    <style:style style:name="T17" style:family="text">
      <style:text-properties style:font-name="DejaVu Sans" fo:font-size="12pt" officeooo:rsid="000f1248" style:font-size-asian="12pt" style:font-size-complex="12pt"/>
    </style:style>
    <style:style style:name="T18" style:family="text">
      <style:text-properties style:font-name="DejaVu Sans" fo:font-size="12pt" fo:font-style="italic" style:font-size-asian="12pt" style:font-size-complex="12pt"/>
    </style:style>
    <style:style style:name="T19" style:family="text">
      <style:text-properties style:font-name="DejaVu Sans" fo:font-size="12pt" fo:font-weight="normal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0">git init</text:span> – create a new local repository</text:p>
      <text:p text:style-name="P7"><text:span text:style-name="T10">git add</text:span> &lt; * or filenames&gt; - add files</text:p>
      <text:p text:style-name="P7"><text:span text:style-name="T10">git commit -m “Commit message”</text:span> - commit changes to to head (but not remote repository)</text:p>
      <text:p text:style-name="P7"><text:span text:style-name="T10">git push</text:span> – send changes to the master branch</text:p>
      <text:p text:style-name="P7"><text:span text:style-name="T10">git status – l</text:span>ist all the files who had been changed and those who still needs to commit</text:p>
      <text:p text:style-name="P8"><text:span text:style-name="T11">git branch</text:span><text:span text:style-name="T1"> - </text:span>List all the branches in your repo, and also tell you what branch you're currently in:</text:p>
      <text:p text:style-name="P2"><text:span text:style-name="T10">git push origin &lt;branchname&gt;</text:span> - Push the branch to your remote repository, so others can use it:</text:p>
      <text:p text:style-name="P1"><text:span text:style-name="Source_20_Text"><text:span text:style-name="T12">git grep </text:span></text:span><text:span text:style-name="Source_20_Text"><text:span text:style-name="T13">“function()</text:span></text:span><text:span text:style-name="Source_20_Text"><text:span text:style-name="T12">"</text:span></text:span><text:span text:style-name="Source_20_Text"><text:span text:style-name="T15"> - </text:span></text:span><text:span text:style-name="T15">Search the working directory for </text:span><text:span text:style-name="Source_20_Text"><text:span text:style-name="T16">function()</text:span></text:span><text:span text:style-name="T15">:</text:span></text:p>
      <text:p text:style-name="P3"><text:span text:style-name="T5">git log –</text:span><text:span text:style-name="T2"> history</text:span></text:p>
      <text:p text:style-name="P4"><text:span text:style-name="T7">git remote add origin &lt;https….&gt;</text:span><text:span text:style-name="T4">- P</text:span><text:span text:style-name="T2">ush </text:span><text:span text:style-name="T4">l</text:span><text:span text:style-name="T2">ocal </text:span><text:span text:style-name="T8">repo</text:span><text:span text:style-name="T2"> to the GitHub server</text:span></text:p>
      <text:p text:style-name="P4"><text:span text:style-name="T7">git pull origin master </text:span><text:span text:style-name="T4">- C</text:span><text:span text:style-name="T2">heck for changes on <text:s/>GitHub repository and pull down any new changes.</text:span></text:p>
      <text:p text:style-name="P4"><text:span text:style-name="T7">git reset </text:span><text:span text:style-name="T4">- u</text:span><text:span text:style-name="T2">nstage files </text:span></text:p>
      <text:p text:style-name="P6"><text:span text:style-name="Source_20_Text"><text:span text:style-name="T12">git checkout &lt;branch&gt;</text:span></text:span><text:span text:style-name="T12"> </text:span><text:span text:style-name="T15"><text:s/>- <text:s/>switch branches using</text:span></text:p>
      <text:p text:style-name="P5"><text:span text:style-name="T2">git rm ‘*.txt’ - </text:span><text:span text:style-name="T9">removes all .txt files</text:span></text:p>
      <text:p text:style-name="P5"><text:span text:style-name="T2">git merge &lt;branch&gt; -</text:span><text:span text:style-name="T9"> merges branch to current branch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7:20:29.070556716</meta:creation-date>
    <dc:date>2017-11-13T17:40:15.257617470</dc:date>
    <meta:editing-duration>PT9M36S</meta:editing-duration>
    <meta:editing-cycles>1</meta:editing-cycles>
    <meta:document-statistic meta:table-count="0" meta:image-count="0" meta:object-count="0" meta:page-count="1" meta:paragraph-count="15" meta:word-count="163" meta:character-count="902" meta:non-whitespace-character-count="746"/>
    <meta:generator>LibreOffice/5.1.6.2$Linux_X86_64 LibreOffice_project/10m0$Build-2</meta:generator>
  </office:meta>
</office:document-meta>
</file>